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3.88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00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3.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161cm" svg:height="3.806cm" svg:x="5.715cm" svg:y="12.067cm">
          <draw:text-box>
            <text:p text:style-name="P1">ПИиКТ</text:p>
            <text:p text:style-name="P1">Вариант 367553</text:p>
            <text:p text:style-name="P1">Лабораторная работа №</text:p>
            <text:p text:style-name="P1">По дисциплине Программирование</text:p>
          </draw:text-box>
        </draw:frame>
        <draw:frame draw:style-name="gr2" draw:text-style-name="P4" draw:layer="layout" svg:width="9.525cm" svg:height="4.136cm" svg:x="10.842cm" svg:y="20.367cm">
          <draw:text-box>
            <text:p text:style-name="P3"><text:span text:style-name="T1">Выполнил студент группы </text:span><text:span text:style-name="T2">P3113</text:span></text:p>
            <text:p text:style-name="P3"><text:span text:style-name="T2">Султанов Артур Радикович</text:span></text:p>
            <text:p text:style-name="P3"><text:span text:style-name="T2"/></text:p>
            <text:p text:style-name="P3"><text:span text:style-name="T2">Преподаватель:</text:span></text:p>
            <text:p text:style-name="P3"><text:span text:style-name="T2"/></text:p>
          </draw:text-box>
        </draw:frame>
        <draw:frame draw:style-name="gr3" draw:text-style-name="P5" draw:layer="layout" svg:width="5.963cm" svg:height="0.806cm" svg:x="7.814cm" svg:y="25.755cm">
          <draw:text-box>
            <text:p><text:span text:style-name="T3">Санкт-Петербург, 2022г.</text:span></text:p>
          </draw:text-box>
        </draw:frame>
      </draw:page>
      <draw:page draw:name="page2" draw:style-name="dp1" draw:master-page-name="Default">
        <draw:frame draw:style-name="gr4" draw:text-style-name="P6" draw:layer="layout" svg:width="19.05cm" svg:height="25.253cm" svg:x="1.317cm" svg:y="1.464cm">
          <draw:text-box>
            <text:p><text:span text:style-name="T4">Задание</text:span></text:p>
          </draw:text-box>
        </draw:frame>
      </draw:page>
      <draw:page draw:name="page3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Исходный код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  <draw:page draw:name="page4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Вывод программы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  <draw:page draw:name="page5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Вывод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5T09:40:44.399144192</meta:creation-date>
    <dc:date>2022-09-05T16:18:04.387318025</dc:date>
    <meta:editing-duration>PT8M4S</meta:editing-duration>
    <meta:editing-cycles>5</meta:editing-cycles>
    <meta:generator>LibreOffice/7.3.4.2$Linux_X86_64 LibreOffice_project/30$Build-2</meta:generator>
    <meta:document-statistic meta:object-count="10"/>
  </office:meta>
</office:document-meta>
</file>